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1010000011FF47FFA9A5A3C206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Sous-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8" style:family="paragraph" style:parent-style-name="Titre_20_couverture">
      <style:paragraph-properties fo:margin-left="2.501cm" fo:margin-right="3.247cm" fo:text-indent="0cm" style:auto-text-indent="false">
        <style:tab-stops>
          <style:tab-stop style:position="10.5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8.636cm" style:type="center"/>
          <style:tab-stop style:position="16.637cm" style:type="right"/>
        </style:tab-stops>
      </style:paragraph-properties>
    </style:style>
    <style:style style:name="P10" style:family="paragraph" style:parent-style-name="Text_20_body">
      <style:text-properties officeooo:paragraph-rsid="00116f6d"/>
    </style:style>
    <style:style style:name="P11" style:family="paragraph" style:parent-style-name="Text_20_body">
      <loext:graphic-properties draw:fill="solid" draw:fill-color="#ffffcc" draw:opacity="100%"/>
      <style:paragraph-properties fo:background-color="#ffffcc"/>
    </style:style>
    <style:style style:name="P12" style:family="paragraph" style:parent-style-name="Text_20_body">
      <style:paragraph-properties fo:margin-left="0cm" fo:margin-right="3.247cm" fo:text-indent="0cm" style:auto-text-indent="false" fo:break-before="pag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13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14" style:family="paragraph" style:parent-style-name="Intitulé_20_document" style:master-page-name="Standard">
      <loext:graphic-properties draw:fill="solid" draw:fill-color="#ffffff" draw:opacity="100%"/>
      <style:paragraph-properties fo:margin-top="0cm" fo:margin-bottom="0.847cm" loext:contextual-spacing="false" style:page-number="1" fo:background-color="#ffffff"/>
    </style:style>
    <style:style style:name="P15" style:family="paragraph" style:parent-style-name="Standard" style:list-style-name="">
      <style:text-properties officeooo:rsid="0012057a"/>
    </style:style>
    <style:style style:name="P16" style:family="paragraph" style:parent-style-name="Text_20_body" style:list-style-name="L1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4">
      <style:text-properties fo:font-weight="normal" style:font-weight-asian="normal" style:font-weight-complex="normal"/>
    </style:style>
    <style:style style:name="P20" style:family="paragraph" style:parent-style-name="Text_20_body" style:list-style-name="L4">
      <style:text-properties fo:font-weight="normal" officeooo:rsid="001f507e" officeooo:paragraph-rsid="001f507e" style:font-weight-asian="normal" style:font-weight-complex="normal"/>
    </style:style>
    <style:style style:name="P21" style:family="paragraph" style:parent-style-name="Text_20_body" style:list-style-name="L3">
      <style:text-properties fo:font-weight="normal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paragraph-rsid="001a5adb" style:font-weight-asian="normal" style:font-weight-complex="normal"/>
    </style:style>
    <style:style style:name="P23" style:family="paragraph" style:parent-style-name="Text_20_body" style:list-style-name="L3">
      <style:text-properties fo:font-weight="normal" officeooo:paragraph-rsid="001f2d46" style:font-weight-asian="normal" style:font-weight-complex="normal"/>
    </style:style>
    <style:style style:name="P24" style:family="paragraph" style:parent-style-name="Text_20_body" style:list-style-name="L3">
      <style:text-properties fo:font-weight="bold" style:font-weight-asian="bold" style:font-weight-complex="bold"/>
    </style:style>
    <style:style style:name="P25" style:family="paragraph" style:parent-style-name="Text_20_body" style:list-style-name="L3">
      <style:text-properties fo:font-weight="bold" officeooo:rsid="001d938a" officeooo:paragraph-rsid="001d938a" style:font-weight-asian="bold" style:font-weight-complex="bold"/>
    </style:style>
    <style:style style:name="P26" style:family="paragraph" style:parent-style-name="Text_20_body">
      <style:text-properties officeooo:paragraph-rsid="0023a06e"/>
    </style:style>
    <style:style style:name="P27" style:family="paragraph" style:parent-style-name="Text_20_body" style:list-style-name="L2">
      <style:paragraph-properties fo:margin-left="1.27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</style:style>
    <style:style style:name="P28" style:family="paragraph" style:parent-style-name="Text_20_body" style:list-style-name="L2">
      <style:paragraph-properties fo:margin-left="1.27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officeooo:paragraph-rsid="001f2d46"/>
    </style:style>
    <style:style style:name="P29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fo:color="#ff3333" officeooo:rsid="00220f51" officeooo:paragraph-rsid="00220f51"/>
    </style:style>
    <style:style style:name="P30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fo:color="#ff3333" officeooo:rsid="0024f5c9" officeooo:paragraph-rsid="0024f5c9"/>
    </style:style>
    <style:style style:name="P31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fo:color="#ff3333" officeooo:rsid="00269085" officeooo:paragraph-rsid="00269085"/>
    </style:style>
    <style:style style:name="P32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fo:color="#ff3333" officeooo:rsid="00269085" officeooo:paragraph-rsid="0027a790"/>
    </style:style>
    <style:style style:name="P33" style:family="paragraph" style:parent-style-name="Text_20_body">
      <style:paragraph-properties fo:margin-left="0cm" fo:margin-right="3.247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fo:color="#ff3333" officeooo:rsid="0027a790" officeooo:paragraph-rsid="0027a790"/>
    </style:style>
    <style:style style:name="P34" style:family="paragraph" style:parent-style-name="question">
      <style:text-properties officeooo:paragraph-rsid="00207f4a"/>
    </style:style>
    <style:style style:name="P35" style:family="paragraph" style:parent-style-name="question" style:list-style-name="">
      <style:text-properties fo:color="#000099" fo:font-style="normal" fo:font-weight="normal" officeooo:rsid="0021f239" officeooo:paragraph-rsid="0023a06e" style:font-style-asian="normal" style:font-weight-asian="normal" style:font-style-complex="normal" style:font-weight-complex="normal"/>
    </style:style>
    <style:style style:name="P36" style:family="paragraph" style:parent-style-name="question">
      <style:text-properties fo:color="#000099" fo:font-style="normal" fo:font-weight="normal" officeooo:rsid="0021f239" officeooo:paragraph-rsid="0023a06e" style:font-style-asian="normal" style:font-weight-asian="normal" style:font-style-complex="normal" style:font-weight-complex="normal"/>
    </style:style>
    <style:style style:name="P37" style:family="paragraph" style:parent-style-name="question">
      <style:text-properties fo:color="#000099" style:text-line-through-style="none" style:text-line-through-type="none" fo:font-style="normal" style:text-underline-style="solid" style:text-underline-width="auto" style:text-underline-color="font-color" fo:font-weight="bold" officeooo:rsid="002262c9" officeooo:paragraph-rsid="0023a06e" style:font-style-asian="normal" style:font-weight-asian="bold" style:font-style-complex="normal" style:font-weight-complex="bold"/>
    </style:style>
    <style:style style:name="P38" style:family="paragraph" style:parent-style-name="question" style:list-style-name="">
      <style:paragraph-properties fo:margin-left="1.27cm" fo:margin-right="0cm" fo:text-indent="0cm" style:auto-text-indent="false"/>
      <style:text-properties fo:color="#000099" fo:font-style="normal" fo:font-weight="normal" officeooo:rsid="0021f239" officeooo:paragraph-rsid="0023a06e" style:font-style-asian="normal" style:font-weight-asian="normal" style:font-style-complex="normal" style:font-weight-complex="normal"/>
    </style:style>
    <style:style style:name="P39" style:family="paragraph" style:parent-style-name="question" style:list-style-name="">
      <style:paragraph-properties fo:margin-left="1.27cm" fo:margin-right="0cm" fo:text-indent="0cm" style:auto-text-indent="false"/>
      <style:text-properties fo:color="#000099" style:text-line-through-style="none" style:text-line-through-type="none" fo:font-style="normal" style:text-underline-style="solid" style:text-underline-width="auto" style:text-underline-color="font-color" fo:font-weight="bold" officeooo:rsid="0021f239" officeooo:paragraph-rsid="0023a06e" style:font-style-asian="normal" style:font-weight-asian="bold" style:font-style-complex="normal" style:font-weight-complex="bold"/>
    </style:style>
    <style:style style:name="P40" style:family="paragraph" style:parent-style-name="Heading_20_2">
      <style:paragraph-properties fo:break-before="page"/>
    </style:style>
    <style:style style:name="T1" style:family="text">
      <style:text-properties fo:font-variant="normal" fo:text-transform="none"/>
    </style:style>
    <style:style style:name="T2" style:family="text">
      <style:text-properties officeooo:rsid="00144c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6440" style:font-weight-asian="bold" style:font-weight-complex="bold"/>
    </style:style>
    <style:style style:name="T5" style:family="text">
      <style:text-properties fo:font-weight="bold" officeooo:rsid="001a924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9243" style:font-weight-asian="normal" style:font-weight-complex="normal"/>
    </style:style>
    <style:style style:name="T8" style:family="text">
      <style:text-properties fo:font-weight="normal" officeooo:rsid="001d938a" style:font-weight-asian="normal" style:font-weight-complex="normal"/>
    </style:style>
    <style:style style:name="T9" style:family="text">
      <style:text-properties fo:font-weight="normal" officeooo:rsid="001f2d46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116740"/>
    </style:style>
    <style:style style:name="T13" style:family="text">
      <style:text-properties officeooo:rsid="00116f6d"/>
    </style:style>
    <style:style style:name="T14" style:family="text">
      <style:text-properties officeooo:rsid="0012057a"/>
    </style:style>
    <style:style style:name="T15" style:family="text">
      <style:text-properties officeooo:rsid="0013ea60"/>
    </style:style>
    <style:style style:name="T16" style:family="text">
      <style:text-properties officeooo:rsid="00181b99"/>
    </style:style>
    <style:style style:name="T17" style:family="text">
      <style:text-properties officeooo:rsid="001a5adb"/>
    </style:style>
    <style:style style:name="T18" style:family="text">
      <style:text-properties officeooo:rsid="001a9243"/>
    </style:style>
    <style:style style:name="T19" style:family="text">
      <style:text-properties fo:color="#ff3333" style:text-underline-style="solid" style:text-underline-width="auto" style:text-underline-color="font-color" officeooo:rsid="001a9243"/>
    </style:style>
    <style:style style:name="T20" style:family="text">
      <style:text-properties officeooo:rsid="001d938a"/>
    </style:style>
    <style:style style:name="T21" style:family="text">
      <style:text-properties officeooo:rsid="001f2d46"/>
    </style:style>
    <style:style style:name="T22" style:family="text">
      <style:text-properties officeooo:rsid="002262c9"/>
    </style:style>
    <style:style style:name="T23" style:family="text">
      <style:text-properties style:text-underline-style="none" officeooo:rsid="002262c9"/>
    </style:style>
    <style:style style:name="T24" style:family="text">
      <style:text-properties style:text-line-through-style="none" style:text-line-through-type="none" style:text-underline-style="none" fo:font-weight="bold" officeooo:rsid="002262c9" style:font-weight-asian="bold" style:font-weight-complex="bold"/>
    </style:style>
    <style:style style:name="T25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line-through-style="none" style:text-line-through-type="none" style:text-underline-style="solid" style:text-underline-width="auto" style:text-underline-color="font-color" fo:font-weight="bold" officeooo:rsid="002262c9" style:font-weight-asian="bold" style:font-weight-complex="bold"/>
    </style:style>
    <style:style style:name="T27" style:family="text">
      <style:text-properties officeooo:rsid="0027a790"/>
    </style:style>
    <style:style style:name="T28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Travaux dirigés</text:p>
      <text:p text:style-name="P7"><text:span text:style-name="T15">L</text:span>es classes et les instances en <text:span text:style-name="T15">JAVA</text:span></text:p>
      <text:h text:style-name="P13" text:outline-level="1">objectif</text:h>
      <text:p text:style-name="P9">Définir une classe, ses caractéristiques, ses comportements</text:p>
      <text:h text:style-name="P13" text:outline-level="1">Travail</text:h>
      <text:p text:style-name="Text_20_body">Nous allons définir puis tester une classe en java. Ce premier TD va mettre en oeuvre en la complétant la classe Point présentée en cours.</text:p>
      <text:h text:style-name="Heading_20_2" text:outline-level="2">Analyse<text:span text:style-name="T18"> </text:span><text:span text:style-name="T19">(Attention rien à coder sur machine ici)</text:span></text:h>
      <text:p text:style-name="Text_20_body">Actuellement la classe Point vue en cours est capable de créer un point. Toutefois la plupart du temps, le point à créer est fourni lors de sa construction :</text:p>
      <text:list xml:id="list4627949584330163048" text:style-name="L1">
        <text:list-item>
          <text:p text:style-name="P16"><text:span text:style-name="T12">A</text:span>vec des paramètres contenant les coordonnées du point à créer (abscisse et ordonnée).</text:p>
        </text:list-item>
        <text:list-item>
          <text:p text:style-name="P16">Avec un autre point fourni en paramètre</text:p>
        </text:list-item>
      </text:list>
      <text:list xml:id="list6091026999494720607" text:style-name="Numbering_20_1">
        <text:list-item>
          <text:p text:style-name="P34">Compléter la classe point pour fabriquer un objet point selon la description ci<text:span text:style-name="T13">-d</text:span>essus. Combien y a-t-il alors de constructeurs ? </text:p>
          <text:p text:style-name="P37">1) méthode Point(){</text:p>
          <text:p text:style-name="P36"><text:span text:style-name="T22">écrire</text:span> « constructeur de point par défaut »}</text:p>
          <text:p text:style-name="P36"/>
        </text:list-item>
      </text:list>
      <text:p text:style-name="P38"><text:span text:style-name="T23"><text:s/></text:span><text:span text:style-name="T24"><text:s text:c="3"/></text:span><text:span text:style-name="T26">2) </text:span><text:span text:style-name="T25">méthode Point (double abs, double ord) {</text:span></text:p>
      <text:p text:style-name="P35">courant.x=abs</text:p>
      <text:p text:style-name="P35">courant.y=ord</text:p>
      <text:p text:style-name="P35"><text:span text:style-name="T22">écrire</text:span> « Constructeur de point ayant pour paramètres x &amp; y »}</text:p>
      <text:p text:style-name="P39"><text:span text:style-name="T23"><text:s text:c="4"/></text:span><text:span text:style-name="T22">3) </text:span>méthode Point(<text:span text:style-name="T22">P</text:span>oint p){</text:p>
      <text:p text:style-name="P35">courant.x=p.x ;</text:p>
      <text:p text:style-name="P35">courant.y=p.y ;</text:p>
      <text:p text:style-name="P35"><text:span text:style-name="T22">écrire</text:span> « constructeur de point ayant pour paramètre un objet class Point »}</text:p>
      <text:p text:style-name="P26"><text:soft-page-break/>Définir le moyen de créer des objets géométriques ayant les caractéristiques suivantes ou à définir</text:p>
      <text:list xml:id="list3616916530907478363" text:style-name="L2">
        <text:list-item>
          <text:p text:style-name="P28">des carrés<text:span text:style-name="T20">, on doit pouvoir calculer </text:span><text:span text:style-name="T8">l</text:span><text:span text:style-name="T9">'aire</text:span><text:span text:style-name="T8"> </text:span><text:span text:style-name="T20"><text:s/>de ces derniers</text:span></text:p>
        </text:list-item>
        <text:list-item>
          <text:p text:style-name="P28">des cercles<text:span text:style-name="T20">, on doit pouvoir calculer </text:span><text:span text:style-name="T8">l</text:span><text:span text:style-name="T9">'aire</text:span><text:span text:style-name="T8"> </text:span><text:span text:style-name="T20">de ces derniers</text:span></text:p>
        </text:list-item>
        <text:list-item>
          <text:p text:style-name="P27">des lignes constituées de traits continus, pointillés avec une longueur <text:span text:style-name="T20">calculable</text:span>, positionnée sur un plan, d'une épaisseur connue</text:p>
        </text:list-item>
      </text:list>
      <text:list xml:id="list111502010694752" text:continue-list="list6091026999494720607" text:style-name="Numbering_20_1">
        <text:list-item>
          <text:p text:style-name="question"><text:span text:style-name="T13">D</text:span>éfinissez les classes correspondantes avec leurs attributs et au moins un constructeur</text:p>
        </text:list-item>
        <text:list-item>
          <text:p text:style-name="question">Créer des objets des types précédents dans une fonction principale d'une classe nommée Geometrique <text:span text:style-name="T13">(cette classe ne contiendra qu'un "main").</text:span></text:p>
        </text:list-item>
      </text:list>
      <text:p text:style-name="P30">Classe Carre{</text:p>
      <text:p text:style-name="P30">double longueurCote ;</text:p>
      <text:p text:style-name="P30">methode Carre(){ /* constructeur sans paramètre */ </text:p>
      <text:p text:style-name="P30">}</text:p>
      <text:p text:style-name="P30"/>
      <text:p text:style-name="P30">méthode Carre(double longueurCote) { /* constructeur avec paramètre */ </text:p>
      <text:p text:style-name="P30">courant.longueurCote=longueurCote;}</text:p>
      <text:p text:style-name="P30">double méthode calculAire(){</text:p>
      <text:p text:style-name="P30">double aire ;</text:p>
      <text:p text:style-name="P30">aire=longueurCote*longueurCote ;</text:p>
      <text:p text:style-name="P30">retourne aire ; } </text:p>
      <text:p text:style-name="P30"/>
      <text:p text:style-name="P30">méthode afficherAire(){</text:p>
      <text:p text:style-name="P30">écrire « l’aire pour un carre de{»+longueurCote+ « est de : » +calculAire() ;</text:p>
      <text:p text:style-name="P30"/>
      <text:p text:style-name="P30">Classe Trait{</text:p>
      <text:p text:style-name="P30"><text:s text:c="4"/>Point debut, Point fin ; </text:p>
      <text:p text:style-name="P30"><text:s text:c="4"/>double épaisseur ;</text:p>
      <text:p text:style-name="P30"><text:s text:c="4"/>boolean pointille ; /* vrai si pointille faux si continu */ </text:p>
      <text:p text:style-name="P30"><text:s text:c="4"/>méthode trait(){ /* constructeur sans paramètre */</text:p>
      <text:p text:style-name="P30"><text:s text:c="4"/>}</text:p>
      <text:p text:style-name="P30"/>
      <text:p text:style-name="P30"><text:s text:c="4"/>méthode Trait (Point debut, Point fin, double epaisseur, boolean pointille) </text:p>
      <text:p text:style-name="P30"><text:s text:c="4"/>{ /* constructeur avec paramètre */ </text:p>
      <text:p text:style-name="P30"><text:s text:c="4"/>courant.debut=debut ;</text:p>
      <text:p text:style-name="P30"><text:s text:c="4"/>courant.fin=fin ;</text:p>
      <text:p text:style-name="P30"><text:s text:c="4"/>courant.epaisseur=epaisseur ;</text:p>
      <text:p text:style-name="P30"><text:s text:c="4"/>courant.pointille=pointille;}</text:p>
      <text:p text:style-name="P30"/>
      <text:p text:style-name="P30"><text:s text:c="4"/>méthode Trait (Trait t) </text:p>
      <text:p text:style-name="P30"><text:s text:c="4"/>{ courant.debut=t.debut ;</text:p>
      <text:p text:style-name="P30"><text:s text:c="4"/>courant.fin=t.fin ;</text:p>
      <text:p text:style-name="P30"><text:soft-page-break/><text:s text:c="4"/>courant.epaisseur=t.epaisseur ;</text:p>
      <text:p text:style-name="P30"><text:s text:c="4"/>courant.pointille=t.pointille;}</text:p>
      <text:p text:style-name="P30"/>
      <text:p text:style-name="P30"><text:s text:c="4"/>double méthode calculLongueur(){</text:p>
      <text:p text:style-name="P30"><text:s text:c="4"/>double longueur ; </text:p>
      <text:p text:style-name="P30"><text:s text:c="4"/>longueur=debut.calculerDistancePoint(fin) ;</text:p>
      <text:p text:style-name="P30"><text:s text:c="4"/>retourne longueur ; </text:p>
      <text:p text:style-name="P30">}</text:p>
      <text:p text:style-name="P30"/>
      <text:p text:style-name="P30"><text:s text:c="4"/>méthode afficherLongueur(String nom){</text:p>
      <text:p text:style-name="P30"><text:s text:c="4"/>écrire « la longueur du trait » + nom + « est de » +calculLongueur() ;</text:p>
      <text:p text:style-name="P30"><text:s text:c="4"/>}</text:p>
      <text:p text:style-name="P30"/>
      <text:p text:style-name="P30">Classe Cercle{</text:p>
      <text:p text:style-name="P32"><text:s text:c="11"/><text:span text:style-name="T27">Point centre;</text:span></text:p>
      <text:p text:style-name="P33">double rayon;</text:p>
      <text:p text:style-name="P33">methode Cercle(){ /* constructeur sans paramètre */ </text:p>
      <text:p text:style-name="P33">}</text:p>
      <text:p text:style-name="P33"/>
      <text:p text:style-name="P33">méthode Cercle( Point centre,double rayon) { /* constructeur avec paramètre */ </text:p>
      <text:p text:style-name="P33">courant.centre=centre</text:p>
      <text:p text:style-name="P33">courant.rayon=rayon</text:p>
      <text:p text:style-name="P33"><text:s/>;}</text:p>
      <text:p text:style-name="P33">double méthode calculAire(){</text:p>
      <text:p text:style-name="P33">double aire ;</text:p>
      <text:p text:style-name="P33">aire=pi*rayon*rayon;</text:p>
      <text:p text:style-name="P33">retourne aire ; } </text:p>
      <text:p text:style-name="P33"/>
      <text:p text:style-name="P33">méthode afficherAire(){</text:p>
      <text:p text:style-name="P33"><text:s text:c="4"/>écrire « l’aire pour un cercle de rayon : {»+rayon+ « est de : » +calculAire() ;</text:p>
      <text:p text:style-name="P31"/>
      <text:p text:style-name="P12"/>
      <text:h text:style-name="Heading_20_2" text:outline-level="2"><text:span text:style-name="T13">C</text:span>odage de la classe Point</text:h>
      <text:p text:style-name="Text_20_body"/>
      <text:p text:style-name="P10">Nous allons utiliser votre EDI préféré<text:span text:style-name="T13">(Netbeans)</text:span> pour tester votre travail. Vous utiliserez les préférences définies dans le TP précédent<text:span text:style-name="T6">.</text:span></text:p>
      <text:list xml:id="list1883215193297282020" text:style-name="L3">
        <text:list-item>
          <text:p text:style-name="P17">Créez un projet de nom <text:span text:style-name="T3">TD</text:span></text:p>
        </text:list-item>
        <text:list-item>
          <text:p text:style-name="P17">Créez un paquetage <text:span text:style-name="T3">figGeometrique</text:span><text:span text:style-name="T6"> dans lequel vous placerez les classes associées à ce type d'objets</text:span><text:span text:style-name="T7"> (classes </text:span><text:span text:style-name="T5">Point</text:span><text:span text:style-name="T7">, </text:span><text:span text:style-name="T5">Geometrique</text:span><text:span text:style-name="T7">)</text:span></text:p>
        </text:list-item>
      </text:list>
      <text:list xml:id="list6632509476312934186" text:style-name="L4">
        <text:list-item>
          <text:p text:style-name="P18"><text:span text:style-name="T6">Définissez dans ce paquetage la classe </text:span><text:span text:style-name="T3">Point</text:span><text:span text:style-name="T6">. Elle sera conforme au cours :</text:span></text:p>
          <text:list>
            <text:list-item>
              <text:p text:style-name="P19">attributs privés</text:p>
            </text:list-item>
            <text:list-item>
              <text:p text:style-name="P19">trois constructeurs</text:p>
            </text:list-item>
            <text:list-item>
              <text:p text:style-name="P19">les <text:s/>méthodes translater et distance telles que définies dans le cours</text:p>
            </text:list-item>
            <text:list-item>
              <text:p text:style-name="P20">Une méthode calculerDistancePoint prenant en paramètre un Point et permettant de calculer la distance entre la point courant et le point en paramètre.</text:p>
              <text:p text:style-name="P20">On rappel la formule: <draw:frame draw:style-name="fr2" draw:name="Objet1" text:anchor-type="as-char" svg:width="5.639cm" svg:height="0.601cm" draw:z-index="1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8"><text:span text:style-name="T6">une méthode </text:span><text:span text:style-name="T3">afficher</text:span><text:span text:style-name="T6"> qui va fournir en sortie l'abscisse et l'ordonnée du point.</text:span></text:p>
            </text:list-item>
          </text:list>
        </text:list-item>
      </text:list>
      <text:list xml:id="list111500664068252" text:continue-list="list1883215193297282020" text:style-name="L3">
        <text:list-item text:start-value="1">
          <text:p text:style-name="P17">Créez les points p1, p2 et p3 comme sur le cours dans la méthode <text:span text:style-name="T3">main</text:span><text:span text:style-name="T5"> </text:span><text:span text:style-name="T7">de la classe</text:span><text:span text:style-name="T5"> Geometrique</text:span></text:p>
        </text:list-item>
      </text:list>
      <text:p text:style-name="P11"><text:s text:c="8"/><text:bookmark-start text:name="__DdeLink__423_1943138796"/>Point p1, p2, p3, p4 ;</text:p>
      <text:p text:style-name="P11"><text:s text:c="8"/>p1 = new Point() ;</text:p>
      <text:p text:style-name="P11"><text:s text:c="8"/>p2 = new Point(1.0, 2.1) ;</text:p>
      <text:p text:style-name="P11"><text:s text:c="8"/>p3 = new Point(p2) ;</text:p>
      <text:p text:style-name="P11"><text:s text:c="8"/>p4 = p1 ;</text:p>
      <text:p text:style-name="P11"><text:s text:c="8"/>p4.x = 1 ;<text:bookmark-end text:name="__DdeLink__423_1943138796"/></text:p>
      <text:list xml:id="list111501378768568" text:continue-numbering="true" text:style-name="L3">
        <text:list-item>
          <text:p text:style-name="P21">placez un point d'arrêt sur la première ligne de main et exécutez en pas à pas le programme</text:p>
        </text:list-item>
      </text:list>
      <text:list xml:id="list111501093128153" text:continue-list="list111502010694752" text:style-name="Numbering_20_1">
        <text:list-item>
          <text:p text:style-name="question">pourquoi les points sont-ils créés dans main ? Combien d'objets ont été créés ? Justifiez votre réponse. </text:p>
        </text:list-item>
      </text:list>
      <text:list xml:id="list111501367636159" text:continue-list="list111501378768568" text:style-name="L3">
        <text:list-item text:start-value="1">
          <text:p text:style-name="P21">Ajouter une méthode <text:span text:style-name="T3">afficher</text:span><text:span text:style-name="T6"> qui affichera les coordonnées du point (à votre disposition les méthodes </text:span><text:span text:style-name="T3">print, println </text:span><text:span text:style-name="T10">et </text:span><text:span text:style-name="T11">formats </text:span><text:span text:style-name="T10">associés à l'objet standard de sortie </text:span><text:span text:style-name="T3">out).</text:span></text:p>
        </text:list-item>
        <text:list-item>
          <text:p text:style-name="P21">Affichez les coordonnées de chacun des points après leur création.</text:p>
        </text:list-item>
        <text:list-item>
          <text:p text:style-name="P21">Déplacez le point p2 de {5, 5} puis afficher les coordonnées des trois points.</text:p>
        </text:list-item>
      </text:list>
      <text:list xml:id="list111500746469319" text:continue-list="list111501093128153" text:style-name="Numbering_20_1">
        <text:list-item>
          <text:p text:style-name="question">Que peut-on en <text:s/>conclure quant à l'instanciation d'un objet.</text:p>
        </text:list-item>
      </text:list>
      <text:list xml:id="list111501634446366" text:continue-list="list111501367636159" text:style-name="L3">
        <text:list-item text:start-value="1">
          <text:p text:style-name="P21">On désire maintenant créer un nouveau point p<text:span text:style-name="T16">5</text:span> de même caractéristique que p3.</text:p>
        </text:list-item>
        <text:list-item>
          <text:p text:style-name="P21">On affichera ses coordonnées puis on le déplacera de {5, 5}.</text:p>
        </text:list-item>
      </text:list>
      <text:list xml:id="list111501994168295" text:continue-list="list111500746469319" text:style-name="Numbering_20_1">
        <text:list-item>
          <text:p text:style-name="question">Même question. Comment avez-vous procédé pour démontrer la différence de comportement avec la question 5 ?</text:p>
        </text:list-item>
      </text:list>
      <text:h text:style-name="P15" text:outline-level="2"/>
      <text:h text:style-name="P40" text:outline-level="2"><text:span text:style-name="T14">C</text:span>odage des figures géométriques</text:h>
      <text:list xml:id="list111501199879954" text:continue-list="list111501634446366" text:style-name="L3">
        <text:list-item text:start-value="1">
          <text:p text:style-name="P21"><text:span text:style-name="T17">D</text:span>éfinissez<text:span text:style-name="T17">,</text:span> toujours dans le même paquetage<text:span text:style-name="T17">,</text:span> les classes vues en analyse.</text:p>
          <text:list>
            <text:list-item>
              <text:p text:style-name="P21"><text:span text:style-name="T3">Trait</text:span>. Un trait peut être continu ou pointillé, avec une longueur définie, positionné sur un plan et il a épaisseur connue</text:p>
            </text:list-item>
            <text:list-item>
              <text:p text:style-name="P24">Carre</text:p>
            </text:list-item>
            <text:list-item>
              <text:p text:style-name="P25">Cercle</text:p>
            </text:list-item>
          </text:list>
        </text:list-item>
        <text:list-item>
          <text:p text:style-name="P21">Définissez également une classe <text:span text:style-name="T4">T</text:span><text:span text:style-name="T3">estFigure</text:span> qui devra :</text:p>
          <text:list>
            <text:list-item>
              <text:p text:style-name="P21"><text:span text:style-name="T17">T</text:span>ester chacune des méthodes des classes Carre<text:span text:style-name="T20">, Cercle et</text:span> <text:s/>Ligne</text:p>
            </text:list-item>
            <text:list-item>
              <text:p text:style-name="P22"><text:span text:style-name="T17">C</text:span>réer un objet carre<text:span text:style-name="T21">, un objet cercle et un objet</text:span> ligne</text:p>
            </text:list-item>
            <text:list-item>
              <text:p text:style-name="P22"><text:span text:style-name="T17">Afficher </text:span><text:bookmark-start text:name="__DdeLink__455_1943138796"/>l<text:span text:style-name="T21">'aire</text:span> <text:bookmark-end text:name="__DdeLink__455_1943138796"/>du carré <text:s/></text:p>
            </text:list-item>
            <text:list-item>
              <text:p text:style-name="P23"><text:span text:style-name="T17">Afficher l'aire </text:span>du <text:span text:style-name="T21">cercle</text:span> <text:s/></text:p>
            </text:list-item>
            <text:list-item>
              <text:p text:style-name="P22"><text:span text:style-name="T17">Afficher </text:span>la longueur du trait.</text:p>
            </text:list-item>
          </text:list>
        </text:list-item>
      </text:list>
      <text:list xml:id="list111502397151759" text:continue-list="list111501994168295" text:style-name="Numbering_20_1">
        <text:list-item>
          <text:p text:style-name="question">Quel élément permet de savoir qu'une classe se situe dans un paquetage ?</text:p>
        </text:list-item>
        <text:list-item>
          <text:p text:style-name="question">Peut-on à partir de la classe TestF<text:span text:style-name="T14">i</text:span>gure accéder directement aux attributs de la classe Point ? Et pourquoi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44c0a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F47FFA9A5A3C2067.png" xlink:type="simple" xlink:show="embed" xlink:actuate="onLoad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<text:span text:style-name="MT2">SN</text:span>i<text:span text:style-name="MT2">R</text:span><text:span text:style-name="MT1"> -</text:span><text:tab/>LPR T<text:span text:style-name="MT1">ouchard</text:span> - Le Mans<text:tab/>page <text:span text:style-name="Page_20_Number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2-12T13:35:33.802802525</meta:creation-date>
    <dc:language>de-DE</dc:language>
    <meta:editing-cycles>13</meta:editing-cycles>
    <meta:editing-duration>PT53M27S</meta:editing-duration>
    <dc:date>2018-03-12T11:15:00.333869787</dc:date>
    <meta:document-statistic meta:table-count="0" meta:image-count="1" meta:object-count="1" meta:page-count="5" meta:paragraph-count="123" meta:word-count="937" meta:character-count="5894" meta:non-whitespace-character-count="49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over accent="true">
                <mi mathvariant="italic">AB</mi>
                <mo stretchy="false">⃗</mo>
              </mover>
            </mrow>
            <mo fence="true" stretchy="true">|</mo>
          </mrow>
        </mrow>
        <mo fence="true" stretchy="true">|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i mathvariant="italic">xb</mi>
                      <mo stretchy="false">−</mo>
                      <mi mathvariant="italic">xa</mi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i mathvariant="italic">yb</mi>
                      <mo stretchy="false">−</mo>
                      <mi mathvariant="italic">ya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abs{abs {vec AB}} = sqrt( (xb-xa)^2 + (yb-ya)^2 )
</annotation>
  </semantics>
</math>
</file>